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BODY">
      <style:paragraph-properties fo:text-align="start" style:justify-single-word="false"/>
    </style:style>
    <style:style style:name="P2" style:family="paragraph" style:parent-style-name="_5b_Normal_5d_">
      <style:paragraph-properties fo:text-align="start" style:justify-single-word="false"/>
    </style:style>
    <style:style style:name="P3" style:family="paragraph" style:parent-style-name="_5b_Normal_5d_">
      <style:paragraph-properties fo:text-align="start" style:justify-single-word="false"/>
      <style:text-properties fo:color="#000000" style:font-name="Georgia" fo:font-size="12pt" fo:language="zxx" fo:country="none" fo:font-weight="normal" style:font-name-asian="Georgia" style:font-size-asian="12pt" style:language-asian="zxx" style:country-asian="none" style:font-weight-asian="normal" style:font-name-complex="Georgia" style:font-size-complex="12pt" style:language-complex="zxx" style:country-complex="none" style:font-weight-complex="normal"/>
    </style:style>
    <style:style style:name="P4" style:family="paragraph" style:parent-style-name="_5b_Normal_5d_">
      <style:paragraph-properties fo:text-align="start" style:justify-single-word="false"/>
      <style:text-properties style:font-name="Georgia" fo:font-size="12pt" fo:language="zxx" fo:country="none" style:font-name-asian="Georgia" style:font-size-asian="12pt" style:language-asian="zxx" style:country-asian="none" style:font-name-complex="Georgia" style:font-size-complex="12pt" style:language-complex="zxx" style:country-complex="none"/>
    </style:style>
    <style:style style:name="P5" style:family="paragraph" style:parent-style-name="_5b_Normal_5d_">
      <style:paragraph-properties fo:text-align="start" style:justify-single-word="false"/>
      <style:text-properties style:font-name="Georgia" fo:font-size="12pt" fo:language="zxx" fo:country="none" fo:font-weight="bold" style:font-name-asian="Georgia" style:font-size-asian="12pt" style:language-asian="zxx" style:country-asian="none" style:font-weight-asian="bold" style:font-name-complex="Georgia" style:font-size-complex="12pt" style:language-complex="zxx" style:country-complex="none" style:font-weight-complex="bold"/>
    </style:style>
    <style:style style:name="P6" style:family="paragraph" style:parent-style-name="_5b_Normal_5d_">
      <style:paragraph-properties fo:text-align="start" style:justify-single-word="false"/>
      <style:text-properties style:font-name="Georgia" fo:font-size="12pt" fo:language="zxx" fo:country="none" fo:font-weight="normal" style:font-name-asian="Georgia" style:font-size-asian="12pt" style:language-asian="zxx" style:country-asian="none" style:font-weight-asian="normal" style:font-name-complex="Georgia" style:font-size-complex="12pt" style:language-complex="zxx" style:country-complex="none" style:font-weight-complex="normal"/>
    </style:style>
    <style:style style:name="P7" style:family="paragraph" style:parent-style-name="Standard">
      <style:paragraph-properties fo:text-align="center" style:justify-single-word="false"/>
      <style:text-properties style:font-name="Georgia"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Georgia"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000000" style:font-name="Georgia" fo:font-size="12pt" fo:font-weight="normal" style:font-size-asian="12pt" style:font-weight-asian="normal" style:font-size-complex="12pt" style:font-weight-complex="normal"/>
    </style:style>
    <style:style style:name="P10" style:family="paragraph" style:parent-style-name="_5b_Normal_5d_">
      <style:paragraph-properties fo:text-align="start" style:justify-single-word="false"/>
      <style:text-properties style:font-name="Georgia" fo:font-size="12pt" fo:language="zxx" fo:country="none" style:font-name-asian="Georgia" style:font-size-asian="12pt" style:language-asian="zxx" style:country-asian="none" style:font-name-complex="Georgia" style:font-size-complex="12pt" style:language-complex="zxx" style:country-complex="none"/>
    </style:style>
    <style:style style:name="P11" style:family="paragraph" style:parent-style-name="Standard">
      <style:paragraph-properties fo:text-align="start" style:justify-single-word="false"/>
      <style:text-properties style:font-name="Georgia" fo:font-size="12pt" fo:font-weight="normal" style:font-size-asian="12pt" style:font-weight-asian="normal" style:font-size-complex="12pt" style:font-weight-complex="normal"/>
    </style:style>
    <style:style style:name="T1" style:family="text">
      <style:text-properties style:font-name="Georgia" fo:font-size="12pt" fo:language="zxx" fo:country="none" style:font-name-asian="Georgia" style:font-size-asian="12pt" style:language-asian="zxx" style:country-asian="none" style:font-name-complex="Georgia" style:font-size-complex="12pt" style:language-complex="zxx" style:country-complex="none"/>
    </style:style>
    <style:style style:name="T2" style:family="text">
      <style:text-properties style:font-name="Georgia" fo:font-size="12pt" fo:language="zxx" fo:country="none" fo:font-weight="normal" style:font-name-asian="Georgia" style:font-size-asian="12pt" style:language-asian="zxx" style:country-asian="none" style:font-weight-asian="normal" style:font-name-complex="Georgia" style:font-size-complex="12pt" style:language-complex="zxx" style:country-complex="none" style:font-weight-complex="normal"/>
    </style:style>
    <style:style style:name="T3" style:family="text">
      <style:text-properties style:font-name="Georgia" fo:font-size="12pt" fo:language="zxx" fo:country="none" fo:font-weight="bold" style:font-name-asian="Georgia" style:font-size-asian="12pt" style:language-asian="zxx" style:country-asian="none" style:font-weight-asian="bold" style:font-name-complex="Georgia" style:font-size-complex="12pt" style:language-complex="zxx" style:country-complex="none" style:font-weight-complex="bold"/>
    </style:style>
    <style:style style:name="T4" style:family="text">
      <style:text-properties style:font-name="Georgia" fo:font-size="12pt" fo:language="en" fo:country="US" fo:font-weight="normal" style:font-name-asian="Georgia" style:font-size-asian="12pt" style:language-asian="zxx" style:country-asian="none" style:font-weight-asian="normal" style:font-name-complex="Georgia" style:font-size-complex="12pt" style:language-complex="zxx" style:country-complex="none" style:font-weight-complex="normal"/>
    </style:style>
    <style:style style:name="T5" style:family="text">
      <style:text-properties fo:color="#545454" style:font-name="Georgia" fo:font-size="12pt" fo:language="zxx" fo:country="none" fo:font-style="italic" style:font-name-asian="Georgia" style:font-size-asian="12pt" style:language-asian="zxx" style:country-asian="none" style:font-style-asian="italic" style:font-name-complex="Georgia" style:font-size-complex="12pt" style:language-complex="zxx" style:country-complex="none" style:font-style-complex="italic"/>
    </style:style>
    <style:style style:name="T6" style:family="text">
      <style:text-properties fo:color="#000000" style:font-name="Georgia" fo:font-size="12pt" fo:language="zxx" fo:country="none" fo:font-weight="normal" style:font-name-asian="Georgia" style:font-size-asian="12pt" style:language-asian="zxx" style:country-asian="none" style:font-weight-asian="normal" style:font-name-complex="Georgia" style:font-size-complex="12pt" style:language-complex="zxx" style:country-complex="none" style:font-weight-complex="normal"/>
    </style:style>
    <style:style style:name="T7" style:family="text">
      <style:text-properties fo:color="#000000" style:font-name="Georgia" fo:font-size="12pt" fo:language="zxx" fo:country="none" style:font-name-asian="Georgia" style:font-size-asian="12pt" style:language-asian="zxx" style:country-asian="none" style:font-name-complex="Georgia" style:font-size-complex="12pt" style:language-complex="zxx" style:country-complex="none"/>
    </style:style>
    <style:style style:name="T8" style:family="text">
      <style:text-properties fo:color="#000000" style:font-name="Georgia" fo:font-size="12pt" fo:language="zxx" fo:country="none" fo:font-weight="bold" style:font-name-asian="Georgia" style:font-size-asian="12pt" style:language-asian="zxx" style:country-asian="none" style:font-weight-asian="bold" style:font-name-complex="Georgia" style:font-size-complex="12pt" style:language-complex="zxx" style:country-complex="none" style:font-weight-complex="bold"/>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font-weight="bold" style:language-asian="zxx" style:country-asian="none" style:font-weight-asian="bold" style:language-complex="zxx" style:country-complex="none" style:font-weight-complex="bold"/>
    </style:style>
    <style:style style:name="T11" style:family="text">
      <style:text-properties fo:font-weight="bold" style:font-weight-asian="bold" style:font-weight-complex="bold"/>
    </style:style>
    <style:style style:name="T12" style:family="text">
      <style:text-properties fo:language="en" fo:country="US" style:language-asian="zxx" style:country-asian="none" style:language-complex="zxx" style:country-complex="none"/>
    </style:style>
    <style:style style:name="T13" style:family="text">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hrist on Trial Today</text:p>
      <text:p text:style-name="P7"/>
      <text:p text:style-name="P8"><text:s text:c="2"/><text:span text:style-name="T13">The idea of this sermon comes from an old fashioned preacher: John Linton who passed into heaven in 1965. <text:s/></text:span></text:p>
      <text:p text:style-name="P11"/>
      <text:p text:style-name="P1"><text:span text:style-name="T6"><text:s text:c="2"/>“While the Pharisees were gathered together, Jesus asked them,</text:span><text:span text:style-name="T7"> Saying, What think ye of Christ?...” (</text:span><text:span text:style-name="T6">Matthew 22:41-42) <text:s/>What makes this question important is that it is a rephrasing of the question Joshua put to the Children of Israel when he said: “...</text:span><text:span text:style-name="T2">choose you this day whom ye will serve...” (Joshua 24:15). <text:s/>Elijah presented a similar question on Mount Carmel with the challenge “...How long halt ye between two opinions?...” (I Kings 18:21). <text:s/>In the New Testament Pontius Pilate addressed the Jewish rabble, who were demanding the death of Jesus: “...What shall I do then with Jesus which is called Christ?...” (Matthew 27:22). <text:s/>I am </text:span><text:span text:style-name="T4">impaneling</text:span><text:span text:style-name="T2"> a jury today and you are it. <text:s/>I want to put Jesus on trial again today. <text:s/>We will use only the scriptures as our evidence and you will be the jury. <text:s/>We will start with the question put by Christ to the Pharisees: “...What </text:span><text:span text:style-name="T6">think ye of Christ?...”</text:span></text:p>
      <text:p text:style-name="P3"/>
      <text:p text:style-name="P3"><text:s text:c="2"/>First we must establish why we are having a new trial. <text:s/>It is because by any fair examination the first trial was unfair. <text:s/>Legal experts have examined the transcript of the first trial and, to a man, all have agreed that the first trial was unfair.</text:p>
      <text:p text:style-name="P3"/>
      <text:p text:style-name="P3"><text:s text:c="2"/>Let us assume that we are in a new courtroom, Jesus is in the defendants seat, <text:s/>The world is the prosecutor and you are in the juror's seats. <text:s/>Since this is a retrial (requested by the defendant) we will start with the friends of Jesus first. <text:s/>Let us begin with the man named as the forerunner of The Christ. <text:s/>The first witness called is John the Baptist!</text:p>
      <text:p text:style-name="P3"/>
      <text:p text:style-name="P2"><text:span text:style-name="T6"><text:s text:c="2"/></text:span><text:span text:style-name="T8">John the Baptist:</text:span><text:span text:style-name="T6"> “What think ye of Christ?” <text:s/>“...Behold the Lamb of God, which taketh away the sin of the world.” (John 1:29). <text:s/>May it please the court to know that John has just presented Jesus as the sacrificial lamb, given by God to die for the sin of the human race. Let us move on to our next witness who will not be silenced (he always has something to say). <text:s/>He is the leader of the early church.</text:span></text:p>
      <text:p text:style-name="P3"/>
      <text:p text:style-name="P2"><text:span text:style-name="T6"><text:s text:c="2"/></text:span><text:span text:style-name="T8">Simon Peter:</text:span><text:span text:style-name="T6"> “What think ye of Christ?” “...Thou art the Christ, the Son of the living God.” (Matthew 16:16). <text:s/>May it please the court to know that this disciple, at one time, denied that he even knew the defendant but her he asserts that this Jesus is no less that the divine Son of God. <text:s/>Next I call the disciple John the beloved one to testify.</text:span></text:p>
      <text:p text:style-name="P3"/>
      <text:p text:style-name="P2"><text:span text:style-name="T6"><text:s text:c="2"/></text:span><text:span text:style-name="T8">John, the Apostle:</text:span><text:span text:style-name="T6"> “What think ye of Christ?” You are known as the one whom felt he was the most loved disciple of Jesus. John responds: “In the beginning was the Word, and the Word was with God, and the Word was God.” (John 1:1). He ponders a moment and then continues: “And the Word was made flesh, and dwelt among us, (and we beheld his glory, the glory as of the only begotten of the Father,) full of grace and truth.” (John 1:14). <text:s/>Another disciple who was clearly not on board for a while is next on the stand.</text:span></text:p>
      <text:p text:style-name="P3"/>
      <text:p text:style-name="P2"><text:span text:style-name="T6"><text:s text:c="2"/></text:span><text:span text:style-name="T8">Thomas:</text:span><text:span text:style-name="T6"> nicknamed “the doubter.” <text:s/>He was the skeptic (just like many of us are) He boldly proclaimed, after others told him of the resurrection: “...Except I shall see in his hands the print of the nails, and put my finger into the print of the nails, and thrust my hand into his side, I will not believe.” (John 20:25) <text:s/>He should be a reliable witness since he could not be swayed by his best friends. What does Thomas say after his encounter with the risen Christ? <text:s/>“Thomas, What think ye of Christ?” His words are: “...My Lord and my God.” (John 20:28). <text:s/></text:span><text:soft-page-break/><text:span text:style-name="T6">For my next witness I would like to call one who worked to destroy Christ and all that He stood for. I call </text:span><text:span text:style-name="T8">Saul of Tarsus</text:span><text:span text:style-name="T6"> to the stand.</text:span></text:p>
      <text:p text:style-name="P3"/>
      <text:p text:style-name="P2"><text:span text:style-name="T6"><text:s text:c="2"/></text:span><text:span text:style-name="T8">Paul, the Apostle:</text:span><text:span text:style-name="T6"> “State your name for the record:” “My name is Paul.” “This is the wrong witness, I called for Saul of Tarsus.” “Oh, but I was Saul of Tarsus until I got a name change from this Jesus that you ask about. <text:s/>After an encounter, with Jesus, on the road to Damascus <text:s/>my entire life was changed...along with the life change was a name change...I am now known as The Apostle Paul.” <text:s/>“Is it true that you hated Jesus and even participated in the beatings and killing of His followers?”</text:span></text:p>
      <text:p text:style-name="P2"><text:span text:style-name="T6"><text:s text:c="2"/>"It is true...I'm ashamed of it but it is true but this same Jesus has made a profound change in my life and I'm happy to tell you about it." <text:s/>“Paul, What think ye of Christ?” [He] “is the image of the invisible God, the firstborn of every creature: </text:span><text:span text:style-name="T1"><text:s/>For by him were all things created, that are in heaven, and that are in earth, visible and invisible, whether </text:span><text:span text:style-name="T5">they be</text:span><text:span text:style-name="T1"> thrones, or dominions, or principalities, or powers: all things were created by him, and for him: <text:s/>And he is before all things, and by him all things consist. <text:s/>And he is the head of the body, the church: who is the beginning, the firstborn from the dead; that in all </text:span><text:span text:style-name="T5">things</text:span><text:span text:style-name="T1"> he might have the preeminence. (Colossians 1:15-18). <text:s/>“Members of the jury...I would like to call a woman to the stand.”</text:span></text:p>
      <text:p text:style-name="P4"/>
      <text:p text:style-name="P2"><text:span text:style-name="T1"><text:s text:c="2"/></text:span><text:span text:style-name="T3">Martha:</text:span><text:span text:style-name="T1"> She is the sister of Lazarus who is reported to have been raised from the dead, by this Jesus, after having lain in a sealed tomb for 4 days. <text:s/>Martha was standing next to Jesus on that fateful day. <text:s/>Her words to him just before her brother was raised from the dead were: “...I know, that even now, whatsoever thou wilt ask of God, God will give </text:span><text:span text:style-name="T5">it</text:span><text:span text:style-name="T1"> thee.” (John 11:22).</text:span></text:p>
      <text:p text:style-name="P4"><text:s text:c="2"/>“Martha, What think ye of Christ?” “...I believe that thou art the Christ, the Son of God, which should come into the world.” (John 11:27).</text:p>
      <text:p text:style-name="P4"/>
      <text:p text:style-name="P2"><text:span text:style-name="T1"><text:s text:c="2"/></text:span><text:span text:style-name="T3">Angels:</text:span><text:span text:style-name="T1"> Just in case these men and woman who knew Jesus better than most others still leave you with doubts...I'd like to have you listen to the testimony of the angels. <text:s/>In Hebrews we learn that <text:s/>“...the word spoken by angels was steadfast.” (Hebrews 2:2) <text:s/>“Angels; what think ye of Christ?” “...I bring you good tidings of great joy, which shall be to all people. <text:s/>For unto you is born this day in the city of David a Saviour, which is Christ the Lord.” (Luke 2:10-11)</text:span></text:p>
      <text:p text:style-name="P4"><text:s/></text:p>
      <text:p text:style-name="P2"><text:span text:style-name="T1"><text:s text:c="2"/></text:span><text:span text:style-name="T3">God, the Father:</text:span><text:span text:style-name="T1"> for those who might be confused about the trinity let me tell you what God the Father spoke about Jesus while He was here on earth: <text:s/>Father God, What think ye of Christ? “...This is my beloved Son, in whom I am well pleased.” (Matthew 3:17)</text:span></text:p>
      <text:p text:style-name="P4"/>
      <text:p text:style-name="P5">The other side, known enemies of Christ:</text:p>
      <text:p text:style-name="P4"/>
      <text:p text:style-name="P4"><text:s text:c="2"/><text:span text:style-name="T11">The Pharisees:</text:span> What exactly did this august body of theologians say? <text:s/>These men who hung on every word of Christ just like the media did for President Trump. <text:s/>There was not a sentence or word that could not be misintrepreted by this bunch. <text:s/>They objected to healings on the sabbath. <text:s/>They objected to His loving treatment of sinners. <text:s/>They were the crowd that incited the arrest and trial of Christ. <text:s/>They were the men who led the chorus when the question was asked: "...What shall I do then with Jesus which is called Christ?” They sang out: "Let Him be cruicified.</text:p>
      <text:p text:style-name="P4"><text:span text:style-name="T9">” It takes no genius to say that these men had no love for Christ. So let us ask them the question: “What think ye of Christ?” Their answer can be found in Luke 15:2 “...This man receiveth sinners...” and in Matthew 27:42 “He saved others; himself he cannot save...” <text:s/>Their </text:span><text:soft-page-break/><text:span text:style-name="T9">testimony that Christ receives sinners and saves them sounds like an affirmative vote to me.</text:span></text:p>
      <text:p text:style-name="P4"/>
      <text:p text:style-name="P4"><text:span text:style-name="T9"><text:s text:c="2"/></text:span><text:span text:style-name="T10">Caiaphas:</text:span><text:span text:style-name="T9"> The High Priest; the Chief Prosecutor at this very trial. <text:s/>This is the man who led the chorus to crucify Jesus. <text:s/>He is the one who has demanded the death penalty. <text:s/>Let's put the prosecutor on the stand. <text:s text:c="2"/>“Mr Prosecutor tell us What is it that has you so </text:span><text:span text:style-name="T12">adamant</text:span><text:span text:style-name="T9"> against Jesus? <text:s/>What think ye of Christ?” <text:s/>His answer: “...he said, I am the Son of God.” <text:s/></text:span></text:p>
      <text:p text:style-name="P4"/>
      <text:p text:style-name="P2"><text:span text:style-name="T3"><text:s text:c="2"/>Pontius Pilate:</text:span><text:span text:style-name="T1"> The judge in this trial. <text:s/>The trial is over and the verdict is in. <text:s/>“Pontius Pilate: What think ye of Christ?” “ “...I, having examined Him...have found no fault in this man...” (Luke 23:14)</text:span></text:p>
      <text:p text:style-name="P4"/>
      <text:p text:style-name="P2"><text:span text:style-name="T3"><text:s text:c="2"/>The Roman Centurion:</text:span><text:span text:style-name="T1"> The executioner. <text:s/>Having obeyed the command of Pontius Pilate and carried out the execution of Jesus...let me ask you: “Mr executioner, What think ye of Christ?” He responds: “...Truly this man was the Son of God.” (Mark 15:39)</text:span></text:p>
      <text:p text:style-name="P4"/>
      <text:p text:style-name="P2"><text:span text:style-name="T3"><text:s text:c="2"/>The Dying Thief:</text:span><text:span text:style-name="T1"> Here is one who had no connection to Christ before having his cross planted next to Him at the time of his execution. <text:s/>He is so anonymous that we don't even know his name We shall address him as Mr Thief. <text:s/>“Mr Thief, What think ye of Christ?” <text:s/>“...we receive the due reward of our deeds: but this man hath done nothing amiss.” (Luke 23:41) </text:span></text:p>
      <text:p text:style-name="P4"/>
      <text:p text:style-name="P4"><text:span text:style-name="T10"><text:s text:c="2"/>Judas:</text:span><text:span text:style-name="T9"> The betrayer of Christ. <text:s/>This man sold His friend for 30 pieces of silver. “Judas Iscariot, What think ye of Christ?” “...I have betrayed the innocent blood... (Matthew 27:4)</text:span></text:p>
      <text:p text:style-name="P4"/>
      <text:p text:style-name="P4"><text:span text:style-name="T10"><text:s text:c="2"/>The Demons:</text:span><text:span text:style-name="T9"> Just as the angels have testified we now go the the demonic host and ask them: “What think ye of Christ?” “... I know thee who thou art, the Holy One of God.” (Mark 1:24).</text:span></text:p>
      <text:p text:style-name="P4"/>
      <text:p text:style-name="P4"><text:span text:style-name="T10">Conclude:</text:span><text:span text:style-name="T9"> The time for a decision has come. <text:s/>Let me ask you, members of the jury: “What think ye of Christ?”</text:span></text:p>
      <text:p text:style-name="P4"/>
      <text:p text:style-name="P4"/>
      <text:p text:style-name="P4"/>
      <text:p text:style-name="P3"/>
      <text:p text:style-name="P3"/>
      <text:p text:style-name="P3"/>
      <text:p text:style-name="P3"/>
      <text:p text:style-name="P3"/>
      <text:p text:style-name="P6"/>
      <text:p text:style-name="P6"/>
      <text:p text:style-name="P3"/>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 </meta:initial-creator>
    <meta:creation-date>2021-03-15T16:29:09.74</meta:creation-date>
    <dc:date>2021-03-28T08:10:32.76</dc:date>
    <dc:creator>j </dc:creator>
    <meta:editing-duration>P5DT9H59M2S</meta:editing-duration>
    <meta:editing-cycles>8</meta:editing-cycles>
    <meta:generator>OpenOffice/4.1.3$Win32 OpenOffice.org_project/413m1$Build-9783</meta:generator>
    <meta:document-statistic meta:table-count="0" meta:image-count="0" meta:object-count="0" meta:page-count="3" meta:paragraph-count="26" meta:word-count="1608" meta:character-count="8749"/>
  </office:meta>
</office:document-meta>
</file>